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74cm" fo:min-width="2.4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74cm" fo:min-width="7.659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231cm" fo:min-width="4.189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2.92cm" svg:height="1.124cm" svg:x="3.418cm" svg:y="4.245cm">
          <text:p text:style-name="P1"><text:span text:style-name="T1">IPv6</text:span><text:span text:style-name="T1">ヘッダ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2.92cm" svg:height="1.124cm" svg:x="6.318cm" svg:y="4.245cm">
          <draw:glue-point draw:id="4" svg:x="2.647cm" svg:y="5.008cm"/>
          <text:p text:style-name="P3"><text:span text:style-name="T2">ジャンボ</text:span></text:p>
          <text:p text:style-name="P3"><text:span text:style-name="T2">データグラム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159cm" svg:height="1.124cm" svg:x="12.118cm" svg:y="4.246cm">
          <text:p text:style-name="P1"><text:span text:style-name="T1">UDP</text:span><text:span text:style-name="T1">データグラム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237cm" svg:y1="3.85cm" svg:x2="19.667cm" svg:y2="3.846cm">
          <text:p/>
        </draw:line>
        <draw:frame draw:style-name="gr4" draw:text-style-name="P5" draw:layer="layout" svg:width="5.755cm" svg:height="0.806cm" svg:x="12.159cm" svg:y="2.947cm">
          <draw:text-box>
            <text:p><text:span text:style-name="T1">IPv6</text:span><text:span text:style-name="T1">パケットのペイロード</text:span></text:p>
          </draw:text-box>
        </draw:frame>
        <draw:frame draw:style-name="gr4" draw:text-style-name="P7" draw:layer="layout" svg:width="3.695cm" svg:height="1.199cm" svg:x="3.06cm" svg:y="5.947cm">
          <draw:text-box>
            <text:p text:style-name="P6"><text:span text:style-name="T2">ネクストヘッダ</text:span><text:span text:style-name="T2">=0</text:span></text:p>
            <text:p text:style-name="P6"><text:span text:style-name="T2">(</text:span><text:span text:style-name="T2">ホップバイホップ</text:span><text:span text:style-name="T2">)</text:span></text:p>
          </draw:text-box>
        </draw:frame>
        <draw:custom-shape draw:style-name="gr1" draw:text-style-name="P4" xml:id="id3" draw:id="id3" draw:layer="layout" svg:width="2.92cm" svg:height="1.124cm" svg:x="9.218cm" svg:y="4.245cm">
          <text:p text:style-name="P3"><text:span text:style-name="T2">UDP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711cm" svg:height="1.199cm" svg:x="8.461cm" svg:y="6.048cm">
          <draw:text-box>
            <text:p text:style-name="P6"><text:span text:style-name="T2">ネクストヘッダ</text:span><text:span text:style-name="T2">=17</text:span></text:p>
            <text:p text:style-name="P6"><text:span text:style-name="T2">(UDP)</text:span></text:p>
          </draw:text-box>
        </draw:frame>
        <draw:connector draw:style-name="gr5" draw:text-style-name="P8" draw:layer="layout" svg:x1="4.878cm" svg:y1="5.369cm" svg:x2="7.778cm" svg:y2="5.369cm" draw:start-shape="id1" draw:start-glue-point="2" draw:end-shape="id2" draw:end-glue-point="2" svg:d="M4878 5369v501h2900v-501" svg:viewBox="0 0 2901 502">
          <text:p/>
        </draw:connector>
        <draw:connector draw:style-name="gr5" draw:text-style-name="P8" draw:layer="layout" svg:x1="8.55cm" svg:y1="5.369cm" svg:x2="10.678cm" svg:y2="5.369cm" draw:start-shape="id2" draw:start-glue-point="4" draw:end-shape="id3" svg:d="M8550 5369v501h2128v-501" svg:viewBox="0 0 2129 502">
          <text:p/>
        </draw:connector>
        <draw:custom-shape draw:style-name="gr6" draw:text-style-name="P4" draw:layer="layout" svg:width="5.063cm" svg:height="1.599cm" svg:x="2.689cm" svg:y="2.195cm">
          <text:p text:style-name="P1"><text:span text:style-name="T2">ホップバイホップヘッダの</text:span></text:p>
          <text:p text:style-name="P1"><text:span text:style-name="T2">ジャンボグラムオプション</text:span></text:p>
          <draw:enhanced-geometry svg:viewBox="0 0 21600 21600" draw:text-areas="800 800 20800 20800" draw:type="round-rectangular-callout" draw:modifiers="21275.8293838863 272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2:48:50.783000000</meta:creation-date>
    <dc:date>2016-07-31T13:24:51.934000000</dc:date>
    <meta:editing-duration>PT20M21S</meta:editing-duration>
    <meta:editing-cycles>2</meta:editing-cycles>
    <meta:generator>LibreOffice/5.0.4.2$Windows_x86 LibreOffice_project/2b9802c1994aa0b7dc6079e128979269cf95bc78</meta:generator>
    <meta:document-statistic meta:object-count="11"/>
  </office:meta>
</office:document-meta>
</file>